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 style:data-style-name="N41">
      <style:table-cell-properties fo:border="0.99pt solid #000000"/>
    </style:style>
    <style:style style:name="ce3" style:family="table-cell" style:parent-style-name="Default">
      <style:table-cell-properties fo:background-color="#eeeeee" fo:border="1.25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="0.99pt solid #000000"/>
    </style:style>
    <style:style style:name="ce8" style:family="table-cell" style:parent-style-name="Default" style:data-style-name="N2">
      <style:table-cell-properties fo:background-color="#eeeeee" fo:border="1.25pt solid #000000"/>
    </style:style>
    <style:style style:name="ce9" style:family="table-cell" style:parent-style-name="Default" style:data-style-name="N2">
      <style:table-cell-properties fo:background-color="#cccccc" fo:border="0.99pt solid #000000"/>
    </style:style>
    <style:style style:name="ce10" style:family="table-cell" style:parent-style-name="Default" style:data-style-name="N41"/>
    <style:style style:name="ce11" style:family="table-cell" style:parent-style-name="Default" style:data-style-name="N40"/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fo:background-color="#dddddd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ddddd" fo:border="0.99pt solid #000000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19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5" office:value-type="string" calcext:value-type="string">
            <text:p>25yds</text:p>
          </table:table-cell>
          <table:table-cell/>
          <table:table-cell table:style-name="Default"/>
          <table:table-cell table:style-name="ce16" office:value-type="string" calcext:value-type="string">
            <text:p>Vehicles Per Hour</text:p>
          </table:table-cell>
          <table:table-cell table:style-name="ce5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5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5" table:formula="of:=(AVERAGE([.$L$10:.$L$60]))" office:value-type="float" office:value="305.516805663875" calcext:value-type="float">
            <text:p>305.52</text:p>
          </table:table-cell>
          <table:table-cell table:style-name="ce16" office:value-type="string" calcext:value-type="string">
            <text:p>AvgDistanceBetweenVehicles Yds</text:p>
          </table:table-cell>
          <table:table-cell table:style-name="ce5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6" office:value-type="string" calcext:value-type="string">
            <text:p>2016-01-09-1-15.00-1.avi</text:p>
          </table:table-cell>
          <table:table-cell/>
          <table:table-cell table:style-name="Default"/>
          <table:table-cell table:style-name="ce16" office:value-type="string" calcext:value-type="string">
            <text:p>Average Speed MPH</text:p>
          </table:table-cell>
          <table:table-cell table:style-name="ce5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6" office:value-type="string" calcext:value-type="string">
            <text:p>AvgStoppingDistance</text:p>
          </table:table-cell>
          <table:table-cell table:style-name="ce5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time" office:time-value="PT15H00M00S" calcext:value-type="time">
            <text:p>15:00:00</text:p>
          </table:table-cell>
          <table:table-cell table:style-name="ce7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16" office:value-type="string" calcext:value-type="string">
            <text:p>MaxSpeed MPH</text:p>
          </table:table-cell>
          <table:table-cell table:style-name="ce5" table:formula="of:=(MAX([.$I$10:.$I$60]))" office:value-type="float" office:value="51.1363636363636" calcext:value-type="float">
            <text:p>51.14</text:p>
          </table:table-cell>
          <table:table-cell table:style-name="ce16" office:value-type="string" calcext:value-type="string">
            <text:p>MaxDistanceBetweenVehicles Yds</text:p>
          </table:table-cell>
          <table:table-cell table:style-name="ce5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5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5" office:value-type="string" calcext:value-type="string">
            <text:p>10mins</text:p>
          </table:table-cell>
          <table:table-cell table:number-columns-repeated="2"/>
          <table:table-cell table:style-name="ce16" office:value-type="string" calcext:value-type="string">
            <text:p>MinSpeed MPH</text:p>
          </table:table-cell>
          <table:table-cell table:style-name="ce5" table:formula="of:=(MIN([.$I$10:.$I$13]))" office:value-type="float" office:value="12.7840909090909" calcext:value-type="float">
            <text:p>12.78</text:p>
          </table:table-cell>
          <table:table-cell table:style-name="ce16" office:value-type="string" calcext:value-type="string">
            <text:p>MinDistanceBetweenVehicles Yds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" office:value-type="string" calcext:value-type="string">
            <text:p>MinStoppingDistance</text:p>
          </table:table-cell>
          <table:table-cell table:style-name="ce5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rames In Box</text:p>
          </table:table-cell>
          <table:table-cell table:style-name="ce8" office:value-type="string" calcext:value-type="string">
            <text:p>Accurate Time (secs)</text:p>
          </table:table-cell>
          <table:table-cell table:style-name="ce3" office:value-type="string" calcext:value-type="string">
            <text:p>0 = Left to Right</text:p>
          </table:table-cell>
          <table:table-cell table:style-name="ce8" office:value-type="string" calcext:value-type="string">
            <text:p>Err – 1 Frame</text:p>
          </table:table-cell>
          <table:table-cell table:style-name="ce8" office:value-type="string" calcext:value-type="string">
            <text:p>Vehicle Speed MPH over 25yds</text:p>
          </table:table-cell>
          <table:table-cell table:style-name="ce8" office:value-type="string" calcext:value-type="string">
            <text:p>Err + 1 Frame</text:p>
          </table:table-cell>
          <table:table-cell table:style-name="ce8" office:value-type="string" calcext:value-type="string">
            <text:p>Average Speed of All – MPH</text:p>
          </table:table-cell>
          <table:table-cell table:style-name="ce8" office:value-type="string" calcext:value-type="string">
            <text:p>Vehicles Per Hour (Each <text:s/>last 5 cars)</text:p>
          </table:table-cell>
          <table:table-cell table:style-name="ce8" office:value-type="string" calcext:value-type="string">
            <text:p>Vehicles Per Hour (10min Avg)</text:p>
          </table:table-cell>
          <table:table-cell table:style-name="ce8" office:value-type="string" calcext:value-type="string">
            <text:p>Distance between Vehicles Error – 1 frames</text:p>
          </table:table-cell>
          <table:table-cell table:style-name="ce3" office:value-type="string" calcext:value-type="string">
            <text:p>Distance between vehicles (yds) avg last 5 Vehicles</text:p>
          </table:table-cell>
          <table:table-cell table:style-name="ce8" office:value-type="string" calcext:value-type="string">
            <text:p>Distance between Vehicles Error + 1 frames</text:p>
          </table:table-cell>
          <table:table-cell table:style-name="ce3" office:value-type="string" calcext:value-type="string">
            <text:p>Safe Stop Distance For Speed -Yds</text:p>
          </table:table-cell>
          <table:table-cell table:style-name="ce3" office:value-type="string" calcext:value-type="string">
            <text:p>Safe Stop Distance For Speed – F</text:p>
          </table:table-cell>
          <table:table-cell table:style-name="ce3" office:value-type="string" calcext:value-type="string">
            <text:p>Distance between vehicles (yds) min last 5 Vehicles</text:p>
          </table:table-cell>
          <table:table-cell table:style-name="ce3" office:value-type="string" calcext:value-type="string">
            <text:p>Vehicles per Hour – with Twice / X times <text:s/>the Trafiic </text:p>
          </table:table-cell>
          <table:table-cell table:style-name="ce8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0]*[.I10])/20)+([.I10]))/3)" office:value-type="float" office:value="34.4111043177602" calcext:value-type="float">
            <text:p>34.41</text:p>
          </table:table-cell>
          <table:table-cell table:style-name="ce4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1]*[.I11])/20)+([.I11]))/3)" office:value-type="float" office:value="6.98524664256198" calcext:value-type="float">
            <text:p>6.99</text:p>
          </table:table-cell>
          <table:table-cell table:style-name="ce4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2]*[.I12])/20)+([.I12]))/3)" office:value-type="float" office:value="27.6776778796488" calcext:value-type="float">
            <text:p>27.68</text:p>
          </table:table-cell>
          <table:table-cell table:style-name="ce4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3]*[.I13])/20)+([.I13]))/3)" office:value-type="float" office:value="22.9209710743802" calcext:value-type="float">
            <text:p>22.92</text:p>
          </table:table-cell>
          <table:table-cell table:style-name="ce4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4]*[.I14])/20)+([.I14]))/3)" office:value-type="float" office:value="27.6776778796488" calcext:value-type="float">
            <text:p>27.68</text:p>
          </table:table-cell>
          <table:table-cell table:style-name="ce4" table:formula="of:=((([.I14]*[.I14])/20)+([.I14]))" office:value-type="float" office:value="83.0330336389463" calcext:value-type="float">
            <text:p>83.03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4" table:formula="of:=(([.I15]*([.$C15]-[.$C10])*1760)/(24*60*60*2))" office:value-type="float" office:value="57.6171875" calcext:value-type="float">
            <text:p>57.62</text:p>
          </table:table-cell>
          <table:table-cell table:style-name="ce4" table:formula="of:=(([.J15]*([.$C15]-[.$C10])*1760)/(24*60*60*2))" office:value-type="float" office:value="55.3125" calcext:value-type="float">
            <text:p>55.31</text:p>
          </table:table-cell>
          <table:table-cell table:style-name="ce4" table:formula="of:=(((([.I15]*[.I15])/20)+([.I15]))/3)" office:value-type="float" office:value="5.44272178460744" calcext:value-type="float">
            <text:p>5.44</text:p>
          </table:table-cell>
          <table:table-cell table:style-name="ce4" table:formula="of:=((([.I15]*[.I15])/20)+([.I15]))" office:value-type="float" office:value="16.3281653538223" calcext:value-type="float">
            <text:p>16.33</text:p>
          </table:table-cell>
          <table:table-cell table:style-name="ce4" table:formula="of:=((MIN([.I11:.I15])*([.C15]-[.C10])*1760)/(24*60*60*5*2))" office:value-type="float" office:value="11.5234375" calcext:value-type="float">
            <text:p>11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4" table:formula="of:=(([.I16]*([.$C16]-[.$C11])*1760)/(24*60*60*2))" office:value-type="float" office:value="91.4351851851852" calcext:value-type="float">
            <text:p>91.44</text:p>
          </table:table-cell>
          <table:table-cell table:style-name="ce4" table:formula="of:=(([.J16]*([.$C16]-[.$C11])*1760)/(24*60*60*2))" office:value-type="float" office:value="82.2916666666667" calcext:value-type="float">
            <text:p>82.29</text:p>
          </table:table-cell>
          <table:table-cell table:style-name="ce4" table:formula="of:=(((([.I16]*[.I16])/20)+([.I16]))/3)" office:value-type="float" office:value="22.9209710743802" calcext:value-type="float">
            <text:p>22.92</text:p>
          </table:table-cell>
          <table:table-cell table:style-name="ce4" table:formula="of:=((([.I16]*[.I16])/20)+([.I16]))" office:value-type="float" office:value="68.7629132231405" calcext:value-type="float">
            <text:p>68.76</text:p>
          </table:table-cell>
          <table:table-cell table:style-name="ce4" table:formula="of:=((MIN([.I12:.I16])*([.C16]-[.C11])*1760)/(24*60*60*5*2))" office:value-type="float" office:value="6.85763888888889" calcext:value-type="float">
            <text:p>6.8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4" table:formula="of:=(([.I17]*([.$C17]-[.$C12])*1760)/(24*60*60*2))" office:value-type="float" office:value="109.049479166667" calcext:value-type="float">
            <text:p>109.05</text:p>
          </table:table-cell>
          <table:table-cell table:style-name="ce4" table:formula="of:=(([.J17]*([.$C17]-[.$C12])*1760)/(24*60*60*2))" office:value-type="float" office:value="96.9328703703704" calcext:value-type="float">
            <text:p>96.93</text:p>
          </table:table-cell>
          <table:table-cell table:style-name="ce4" table:formula="of:=(((([.I17]*[.I17])/20)+([.I17]))/3)" office:value-type="float" office:value="27.6776778796488" calcext:value-type="float">
            <text:p>27.68</text:p>
          </table:table-cell>
          <table:table-cell table:style-name="ce4" table:formula="of:=((([.I17]*[.I17])/20)+([.I17]))" office:value-type="float" office:value="83.0330336389463" calcext:value-type="float">
            <text:p>83.03</text:p>
          </table:table-cell>
          <table:table-cell table:style-name="ce4" table:formula="of:=((MIN([.I13:.I17])*([.C17]-[.C12])*1760)/(24*60*60*5*2))" office:value-type="float" office:value="7.26996527777778" calcext:value-type="float">
            <text:p>7.2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4" table:formula="of:=(([.I18]*([.$C18]-[.$C13])*1760)/(24*60*60*2))" office:value-type="float" office:value="72.4826388888889" calcext:value-type="float">
            <text:p>72.48</text:p>
          </table:table-cell>
          <table:table-cell table:style-name="ce4" table:formula="of:=(([.J18]*([.$C18]-[.$C13])*1760)/(24*60*60*2))" office:value-type="float" office:value="66.9070512820513" calcext:value-type="float">
            <text:p>66.91</text:p>
          </table:table-cell>
          <table:table-cell table:style-name="ce4" table:formula="of:=(((([.I18]*[.I18])/20)+([.I18]))/3)" office:value-type="float" office:value="14.668614411157" calcext:value-type="float">
            <text:p>14.67</text:p>
          </table:table-cell>
          <table:table-cell table:style-name="ce4" table:formula="of:=((([.I18]*[.I18])/20)+([.I18]))" office:value-type="float" office:value="44.0058432334711" calcext:value-type="float">
            <text:p>44.01</text:p>
          </table:table-cell>
          <table:table-cell table:style-name="ce4" table:formula="of:=((MIN([.I14:.I18])*([.C18]-[.C13])*1760)/(24*60*60*5*2))" office:value-type="float" office:value="7.24826388888889" calcext:value-type="float">
            <text:p>7.2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4" table:formula="of:=(([.I19]*([.$C19]-[.$C14])*1760)/(24*60*60*2))" office:value-type="float" office:value="98.9583333333333" calcext:value-type="float">
            <text:p>98.96</text:p>
          </table:table-cell>
          <table:table-cell table:style-name="ce4" table:formula="of:=(([.J19]*([.$C19]-[.$C14])*1760)/(24*60*60*2))" office:value-type="float" office:value="87.962962962963" calcext:value-type="float">
            <text:p>87.96</text:p>
          </table:table-cell>
          <table:table-cell table:style-name="ce4" table:formula="of:=(((([.I19]*[.I19])/20)+([.I19]))/3)" office:value-type="float" office:value="27.6776778796488" calcext:value-type="float">
            <text:p>27.68</text:p>
          </table:table-cell>
          <table:table-cell table:style-name="ce4" table:formula="of:=((([.I19]*[.I19])/20)+([.I19]))" office:value-type="float" office:value="83.0330336389463" calcext:value-type="float">
            <text:p>83.03</text:p>
          </table:table-cell>
          <table:table-cell table:style-name="ce4" table:formula="of:=((MIN([.I15:.I19])*([.C19]-[.C14])*1760)/(24*60*60*5*2))" office:value-type="float" office:value="6.59722222222222" calcext:value-type="float">
            <text:p>6.6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4" table:formula="of:=(([.I20]*([.$C20]-[.$C15])*1760)/(24*60*60*2))" office:value-type="float" office:value="71.4699074074074" calcext:value-type="float">
            <text:p>71.47</text:p>
          </table:table-cell>
          <table:table-cell table:style-name="ce4" table:formula="of:=(([.J20]*([.$C20]-[.$C15])*1760)/(24*60*60*2))" office:value-type="float" office:value="64.3229166666667" calcext:value-type="float">
            <text:p>64.32</text:p>
          </table:table-cell>
          <table:table-cell table:style-name="ce4" table:formula="of:=(((([.I20]*[.I20])/20)+([.I20]))/3)" office:value-type="float" office:value="22.9209710743802" calcext:value-type="float">
            <text:p>22.92</text:p>
          </table:table-cell>
          <table:table-cell table:style-name="ce4" table:formula="of:=((([.I20]*[.I20])/20)+([.I20]))" office:value-type="float" office:value="68.7629132231405" calcext:value-type="float">
            <text:p>68.76</text:p>
          </table:table-cell>
          <table:table-cell table:style-name="ce4" table:formula="of:=((MIN([.I16:.I20])*([.C20]-[.C15])*1760)/(24*60*60*5*2))" office:value-type="float" office:value="10.7204861111111" calcext:value-type="float">
            <text:p>10.7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4" table:formula="of:=(([.I21]*([.$C21]-[.$C16])*1760)/(24*60*60*2))" office:value-type="float" office:value="113.28125" calcext:value-type="float">
            <text:p>113.28</text:p>
          </table:table-cell>
          <table:table-cell table:style-name="ce4" table:formula="of:=(([.J21]*([.$C21]-[.$C16])*1760)/(24*60*60*2))" office:value-type="float" office:value="100.694444444444" calcext:value-type="float">
            <text:p>100.69</text:p>
          </table:table-cell>
          <table:table-cell table:style-name="ce4" table:formula="of:=(((([.I21]*[.I21])/20)+([.I21]))/3)" office:value-type="float" office:value="27.6776778796488" calcext:value-type="float">
            <text:p>27.68</text:p>
          </table:table-cell>
          <table:table-cell table:style-name="ce4" table:formula="of:=((([.I21]*[.I21])/20)+([.I21]))" office:value-type="float" office:value="83.0330336389463" calcext:value-type="float">
            <text:p>83.03</text:p>
          </table:table-cell>
          <table:table-cell table:style-name="ce4" table:formula="of:=((MIN([.I17:.I21])*([.C21]-[.C16])*1760)/(24*60*60*5*2))" office:value-type="float" office:value="15.1041666666667" calcext:value-type="float">
            <text:p>1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4" table:formula="of:=(([.I22]*([.$C22]-[.$C17])*1760)/(24*60*60*2))" office:value-type="float" office:value="113.425925925926" calcext:value-type="float">
            <text:p>113.43</text:p>
          </table:table-cell>
          <table:table-cell table:style-name="ce4" table:formula="of:=(([.J22]*([.$C22]-[.$C17])*1760)/(24*60*60*2))" office:value-type="float" office:value="102.083333333333" calcext:value-type="float">
            <text:p>102.08</text:p>
          </table:table-cell>
          <table:table-cell table:style-name="ce4" table:formula="of:=(((([.I22]*[.I22])/20)+([.I22]))/3)" office:value-type="float" office:value="22.9209710743802" calcext:value-type="float">
            <text:p>22.92</text:p>
          </table:table-cell>
          <table:table-cell table:style-name="ce4" table:formula="of:=((([.I22]*[.I22])/20)+([.I22]))" office:value-type="float" office:value="68.7629132231405" calcext:value-type="float">
            <text:p>68.76</text:p>
          </table:table-cell>
          <table:table-cell table:style-name="ce4" table:formula="of:=((MIN([.I18:.I22])*([.C22]-[.C17])*1760)/(24*60*60*5*2))" office:value-type="float" office:value="17.0138888888889" calcext:value-type="float">
            <text:p>17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4" table:formula="of:=(([.I23]*([.$C23]-[.$C18])*1760)/(24*60*60*2))" office:value-type="float" office:value="142.485119047619" calcext:value-type="float">
            <text:p>142.49</text:p>
          </table:table-cell>
          <table:table-cell table:style-name="ce4" table:formula="of:=(([.J23]*([.$C23]-[.$C18])*1760)/(24*60*60*2))" office:value-type="float" office:value="124.674479166667" calcext:value-type="float">
            <text:p>124.67</text:p>
          </table:table-cell>
          <table:table-cell table:style-name="ce4" table:formula="of:=(((([.I23]*[.I23])/20)+([.I23]))/3)" office:value-type="float" office:value="34.4111043177602" calcext:value-type="float">
            <text:p>34.41</text:p>
          </table:table-cell>
          <table:table-cell table:style-name="ce4" table:formula="of:=((([.I23]*[.I23])/20)+([.I23]))" office:value-type="float" office:value="103.23331295328" calcext:value-type="float">
            <text:p>103.23</text:p>
          </table:table-cell>
          <table:table-cell table:style-name="ce4" table:formula="of:=((MIN([.I19:.I23])*([.C23]-[.C18])*1760)/(24*60*60*5*2))" office:value-type="float" office:value="22.1643518518519" calcext:value-type="float">
            <text:p>22.1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4" table:formula="of:=(([.I24]*([.$C24]-[.$C19])*1760)/(24*60*60*2))" office:value-type="float" office:value="130.46875" calcext:value-type="float">
            <text:p>130.47</text:p>
          </table:table-cell>
          <table:table-cell table:style-name="ce4" table:formula="of:=(([.J24]*([.$C24]-[.$C19])*1760)/(24*60*60*2))" office:value-type="float" office:value="118.607954545455" calcext:value-type="float">
            <text:p>118.61</text:p>
          </table:table-cell>
          <table:table-cell table:style-name="ce4" table:formula="of:=(((([.I24]*[.I24])/20)+([.I24]))/3)" office:value-type="float" office:value="19.4182592975207" calcext:value-type="float">
            <text:p>19.42</text:p>
          </table:table-cell>
          <table:table-cell table:style-name="ce4" table:formula="of:=((([.I24]*[.I24])/20)+([.I24]))" office:value-type="float" office:value="58.254777892562" calcext:value-type="float">
            <text:p>58.25</text:p>
          </table:table-cell>
          <table:table-cell table:style-name="ce4" table:formula="of:=((MIN([.I20:.I24])*([.C24]-[.C19])*1760)/(24*60*60*5*2))" office:value-type="float" office:value="26.09375" calcext:value-type="float">
            <text:p>26.0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4" table:formula="of:=(([.I25]*([.$C25]-[.$C20])*1760)/(24*60*60*2))" office:value-type="float" office:value="196.875" calcext:value-type="float">
            <text:p>196.88</text:p>
          </table:table-cell>
          <table:table-cell table:style-name="ce4" table:formula="of:=(([.J25]*([.$C25]-[.$C20])*1760)/(24*60*60*2))" office:value-type="float" office:value="164.0625" calcext:value-type="float">
            <text:p>164.06</text:p>
          </table:table-cell>
          <table:table-cell table:style-name="ce4" table:formula="of:=(((([.I25]*[.I25])/20)+([.I25]))/3)" office:value-type="float" office:value="60.6275826446281" calcext:value-type="float">
            <text:p>60.63</text:p>
          </table:table-cell>
          <table:table-cell table:style-name="ce4" table:formula="of:=((([.I25]*[.I25])/20)+([.I25]))" office:value-type="float" office:value="181.882747933884" calcext:value-type="float">
            <text:p>181.88</text:p>
          </table:table-cell>
          <table:table-cell table:style-name="ce4" table:formula="of:=((MIN([.I21:.I25])*([.C25]-[.C20])*1760)/(24*60*60*5*2))" office:value-type="float" office:value="19.6875" calcext:value-type="float">
            <text:p>19.6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4" table:formula="of:=(([.I26]*([.$C26]-[.$C21])*1760)/(24*60*60*2))" office:value-type="float" office:value="102.864583333333" calcext:value-type="float">
            <text:p>102.86</text:p>
          </table:table-cell>
          <table:table-cell table:style-name="ce4" table:formula="of:=(([.J26]*([.$C26]-[.$C21])*1760)/(24*60*60*2))" office:value-type="float" office:value="93.5132575757576" calcext:value-type="float">
            <text:p>93.51</text:p>
          </table:table-cell>
          <table:table-cell table:style-name="ce4" table:formula="of:=(((([.I26]*[.I26])/20)+([.I26]))/3)" office:value-type="float" office:value="19.4182592975207" calcext:value-type="float">
            <text:p>19.42</text:p>
          </table:table-cell>
          <table:table-cell table:style-name="ce4" table:formula="of:=((([.I26]*[.I26])/20)+([.I26]))" office:value-type="float" office:value="58.254777892562" calcext:value-type="float">
            <text:p>58.25</text:p>
          </table:table-cell>
          <table:table-cell table:style-name="ce4" table:formula="of:=((MIN([.I22:.I26])*([.C26]-[.C21])*1760)/(24*60*60*5*2))" office:value-type="float" office:value="20.5729166666667" calcext:value-type="float">
            <text:p>20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4" table:formula="of:=(([.I27]*([.$C27]-[.$C22])*1760)/(24*60*60*2))" office:value-type="float" office:value="112.847222222222" calcext:value-type="float">
            <text:p>112.85</text:p>
          </table:table-cell>
          <table:table-cell table:style-name="ce4" table:formula="of:=(([.J27]*([.$C27]-[.$C22])*1760)/(24*60*60*2))" office:value-type="float" office:value="101.5625" calcext:value-type="float">
            <text:p>101.56</text:p>
          </table:table-cell>
          <table:table-cell table:style-name="ce4" table:formula="of:=(((([.I27]*[.I27])/20)+([.I27]))/3)" office:value-type="float" office:value="22.9209710743802" calcext:value-type="float">
            <text:p>22.92</text:p>
          </table:table-cell>
          <table:table-cell table:style-name="ce4" table:formula="of:=((([.I27]*[.I27])/20)+([.I27]))" office:value-type="float" office:value="68.7629132231405" calcext:value-type="float">
            <text:p>68.76</text:p>
          </table:table-cell>
          <table:table-cell table:style-name="ce4" table:formula="of:=((MIN([.I23:.I27])*([.C27]-[.C22])*1760)/(24*60*60*5*2))" office:value-type="float" office:value="20.3125" calcext:value-type="float">
            <text:p>20.3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4" table:formula="of:=(([.I28]*([.$C28]-[.$C23])*1760)/(24*60*60*2))" office:value-type="float" office:value="114.00462962963" calcext:value-type="float">
            <text:p>114.00</text:p>
          </table:table-cell>
          <table:table-cell table:style-name="ce4" table:formula="of:=(([.J28]*([.$C28]-[.$C23])*1760)/(24*60*60*2))" office:value-type="float" office:value="102.604166666667" calcext:value-type="float">
            <text:p>102.60</text:p>
          </table:table-cell>
          <table:table-cell table:style-name="ce4" table:formula="of:=(((([.I28]*[.I28])/20)+([.I28]))/3)" office:value-type="float" office:value="22.9209710743802" calcext:value-type="float">
            <text:p>22.92</text:p>
          </table:table-cell>
          <table:table-cell table:style-name="ce4" table:formula="of:=((([.I28]*[.I28])/20)+([.I28]))" office:value-type="float" office:value="68.7629132231405" calcext:value-type="float">
            <text:p>68.76</text:p>
          </table:table-cell>
          <table:table-cell table:style-name="ce4" table:formula="of:=((MIN([.I24:.I28])*([.C28]-[.C23])*1760)/(24*60*60*5*2))" office:value-type="float" office:value="20.5208333333333" calcext:value-type="float">
            <text:p>20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4" table:formula="of:=(([.I29]*([.$C29]-[.$C24])*1760)/(24*60*60*2))" office:value-type="float" office:value="123.139880952381" calcext:value-type="float">
            <text:p>123.14</text:p>
          </table:table-cell>
          <table:table-cell table:style-name="ce4" table:formula="of:=(([.J29]*([.$C29]-[.$C24])*1760)/(24*60*60*2))" office:value-type="float" office:value="107.747395833333" calcext:value-type="float">
            <text:p>107.75</text:p>
          </table:table-cell>
          <table:table-cell table:style-name="ce4" table:formula="of:=(((([.I29]*[.I29])/20)+([.I29]))/3)" office:value-type="float" office:value="34.4111043177602" calcext:value-type="float">
            <text:p>34.41</text:p>
          </table:table-cell>
          <table:table-cell table:style-name="ce4" table:formula="of:=((([.I29]*[.I29])/20)+([.I29]))" office:value-type="float" office:value="103.23331295328" calcext:value-type="float">
            <text:p>103.23</text:p>
          </table:table-cell>
          <table:table-cell table:style-name="ce4" table:formula="of:=((MIN([.I25:.I29])*([.C29]-[.C24])*1760)/(24*60*60*5*2))" office:value-type="float" office:value="17.2395833333333" calcext:value-type="float">
            <text:p>17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4" table:formula="of:=(([.I30]*([.$C30]-[.$C25])*1760)/(24*60*60*2))" office:value-type="float" office:value="111.979166666667" calcext:value-type="float">
            <text:p>111.98</text:p>
          </table:table-cell>
          <table:table-cell table:style-name="ce4" table:formula="of:=(([.J30]*([.$C30]-[.$C25])*1760)/(24*60*60*2))" office:value-type="float" office:value="99.537037037037" calcext:value-type="float">
            <text:p>99.54</text:p>
          </table:table-cell>
          <table:table-cell table:style-name="ce4" table:formula="of:=(((([.I30]*[.I30])/20)+([.I30]))/3)" office:value-type="float" office:value="27.6776778796488" calcext:value-type="float">
            <text:p>27.68</text:p>
          </table:table-cell>
          <table:table-cell table:style-name="ce4" table:formula="of:=((([.I30]*[.I30])/20)+([.I30]))" office:value-type="float" office:value="83.0330336389463" calcext:value-type="float">
            <text:p>83.03</text:p>
          </table:table-cell>
          <table:table-cell table:style-name="ce4" table:formula="of:=((MIN([.I26:.I30])*([.C30]-[.C25])*1760)/(24*60*60*5*2))" office:value-type="float" office:value="17.9166666666667" calcext:value-type="float">
            <text:p>17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4" table:formula="of:=(([.I31]*([.$C31]-[.$C26])*1760)/(24*60*60*2))" office:value-type="float" office:value="65.6828703703704" calcext:value-type="float">
            <text:p>65.68</text:p>
          </table:table-cell>
          <table:table-cell table:style-name="ce4" table:formula="of:=(([.J31]*([.$C31]-[.$C26])*1760)/(24*60*60*2))" office:value-type="float" office:value="59.1145833333333" calcext:value-type="float">
            <text:p>59.11</text:p>
          </table:table-cell>
          <table:table-cell table:style-name="ce4" table:formula="of:=(((([.I31]*[.I31])/20)+([.I31]))/3)" office:value-type="float" office:value="22.9209710743802" calcext:value-type="float">
            <text:p>22.92</text:p>
          </table:table-cell>
          <table:table-cell table:style-name="ce4" table:formula="of:=((([.I31]*[.I31])/20)+([.I31]))" office:value-type="float" office:value="68.7629132231405" calcext:value-type="float">
            <text:p>68.76</text:p>
          </table:table-cell>
          <table:table-cell table:style-name="ce4" table:formula="of:=((MIN([.I27:.I31])*([.C31]-[.C26])*1760)/(24*60*60*5*2))" office:value-type="float" office:value="13.1365740740741" calcext:value-type="float">
            <text:p>13.1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4" table:formula="of:=(([.I32]*([.$C32]-[.$C27])*1760)/(24*60*60*2))" office:value-type="float" office:value="63.6160714285714" calcext:value-type="float">
            <text:p>63.62</text:p>
          </table:table-cell>
          <table:table-cell table:style-name="ce4" table:formula="of:=(([.J32]*([.$C32]-[.$C27])*1760)/(24*60*60*2))" office:value-type="float" office:value="55.6640625" calcext:value-type="float">
            <text:p>55.66</text:p>
          </table:table-cell>
          <table:table-cell table:style-name="ce4" table:formula="of:=(((([.I32]*[.I32])/20)+([.I32]))/3)" office:value-type="float" office:value="34.4111043177602" calcext:value-type="float">
            <text:p>34.41</text:p>
          </table:table-cell>
          <table:table-cell table:style-name="ce4" table:formula="of:=((([.I32]*[.I32])/20)+([.I32]))" office:value-type="float" office:value="103.23331295328" calcext:value-type="float">
            <text:p>103.23</text:p>
          </table:table-cell>
          <table:table-cell table:style-name="ce4" table:formula="of:=((MIN([.I28:.I32])*([.C32]-[.C27])*1760)/(24*60*60*5*2))" office:value-type="float" office:value="9.89583333333333" calcext:value-type="float">
            <text:p>9.9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4" table:formula="of:=(([.I33]*([.$C33]-[.$C28])*1760)/(24*60*60*2))" office:value-type="float" office:value="76.8229166666667" calcext:value-type="float">
            <text:p>76.82</text:p>
          </table:table-cell>
          <table:table-cell table:style-name="ce4" table:formula="of:=(([.J33]*([.$C33]-[.$C28])*1760)/(24*60*60*2))" office:value-type="float" office:value="65.8482142857143" calcext:value-type="float">
            <text:p>65.85</text:p>
          </table:table-cell>
          <table:table-cell table:style-name="ce4" table:formula="of:=(((([.I33]*[.I33])/20)+([.I33]))/3)" office:value-type="float" office:value="44.4699121900826" calcext:value-type="float">
            <text:p>44.47</text:p>
          </table:table-cell>
          <table:table-cell table:style-name="ce4" table:formula="of:=((([.I33]*[.I33])/20)+([.I33]))" office:value-type="float" office:value="133.409736570248" calcext:value-type="float">
            <text:p>133.41</text:p>
          </table:table-cell>
          <table:table-cell table:style-name="ce4" table:formula="of:=((MIN([.I29:.I33])*([.C33]-[.C28])*1760)/(24*60*60*5*2))" office:value-type="float" office:value="10.2430555555556" calcext:value-type="float">
            <text:p>10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4" table:formula="of:=(([.I34]*([.$C34]-[.$C29])*1760)/(24*60*60*2))" office:value-type="float" office:value="74.7767857142857" calcext:value-type="float">
            <text:p>74.78</text:p>
          </table:table-cell>
          <table:table-cell table:style-name="ce4" table:formula="of:=(([.J34]*([.$C34]-[.$C29])*1760)/(24*60*60*2))" office:value-type="float" office:value="65.4296875" calcext:value-type="float">
            <text:p>65.43</text:p>
          </table:table-cell>
          <table:table-cell table:style-name="ce4" table:formula="of:=(((([.I34]*[.I34])/20)+([.I34]))/3)" office:value-type="float" office:value="34.4111043177602" calcext:value-type="float">
            <text:p>34.41</text:p>
          </table:table-cell>
          <table:table-cell table:style-name="ce4" table:formula="of:=((([.I34]*[.I34])/20)+([.I34]))" office:value-type="float" office:value="103.23331295328" calcext:value-type="float">
            <text:p>103.23</text:p>
          </table:table-cell>
          <table:table-cell table:style-name="ce4" table:formula="of:=((MIN([.I30:.I34])*([.C34]-[.C29])*1760)/(24*60*60*5*2))" office:value-type="float" office:value="11.6319444444444" calcext:value-type="float">
            <text:p>11.6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4" table:formula="of:=(([.I35]*([.$C35]-[.$C30])*1760)/(24*60*60*2))" office:value-type="float" office:value="66.40625" calcext:value-type="float">
            <text:p>66.41</text:p>
          </table:table-cell>
          <table:table-cell table:style-name="ce4" table:formula="of:=(([.J35]*([.$C35]-[.$C30])*1760)/(24*60*60*2))" office:value-type="float" office:value="60.3693181818182" calcext:value-type="float">
            <text:p>60.37</text:p>
          </table:table-cell>
          <table:table-cell table:style-name="ce4" table:formula="of:=(((([.I35]*[.I35])/20)+([.I35]))/3)" office:value-type="float" office:value="19.4182592975207" calcext:value-type="float">
            <text:p>19.42</text:p>
          </table:table-cell>
          <table:table-cell table:style-name="ce4" table:formula="of:=((([.I35]*[.I35])/20)+([.I35]))" office:value-type="float" office:value="58.254777892562" calcext:value-type="float">
            <text:p>58.25</text:p>
          </table:table-cell>
          <table:table-cell table:style-name="ce4" table:formula="of:=((MIN([.I31:.I35])*([.C35]-[.C30])*1760)/(24*60*60*5*2))" office:value-type="float" office:value="13.28125" calcext:value-type="float">
            <text:p>13.2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4" table:formula="of:=(([.I36]*([.$C36]-[.$C31])*1760)/(24*60*60*2))" office:value-type="float" office:value="64.84375" calcext:value-type="float">
            <text:p>64.84</text:p>
          </table:table-cell>
          <table:table-cell table:style-name="ce4" table:formula="of:=(([.J36]*([.$C36]-[.$C31])*1760)/(24*60*60*2))" office:value-type="float" office:value="58.9488636363636" calcext:value-type="float">
            <text:p>58.95</text:p>
          </table:table-cell>
          <table:table-cell table:style-name="ce4" table:formula="of:=(((([.I36]*[.I36])/20)+([.I36]))/3)" office:value-type="float" office:value="19.4182592975207" calcext:value-type="float">
            <text:p>19.42</text:p>
          </table:table-cell>
          <table:table-cell table:style-name="ce4" table:formula="of:=((([.I36]*[.I36])/20)+([.I36]))" office:value-type="float" office:value="58.254777892562" calcext:value-type="float">
            <text:p>58.25</text:p>
          </table:table-cell>
          <table:table-cell table:style-name="ce4" table:formula="of:=((MIN([.I32:.I36])*([.C36]-[.C31])*1760)/(24*60*60*5*2))" office:value-type="float" office:value="12.96875" calcext:value-type="float">
            <text:p>12.9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4" table:formula="of:=(([.I37]*([.$C37]-[.$C32])*1760)/(24*60*60*2))" office:value-type="float" office:value="56.8181818181818" calcext:value-type="float">
            <text:p>56.82</text:p>
          </table:table-cell>
          <table:table-cell table:style-name="ce4" table:formula="of:=(([.J37]*([.$C37]-[.$C32])*1760)/(24*60*60*2))" office:value-type="float" office:value="52.0833333333333" calcext:value-type="float">
            <text:p>52.08</text:p>
          </table:table-cell>
          <table:table-cell table:style-name="ce4" table:formula="of:=(((([.I37]*[.I37])/20)+([.I37]))/3)" office:value-type="float" office:value="16.7525058056144" calcext:value-type="float">
            <text:p>16.75</text:p>
          </table:table-cell>
          <table:table-cell table:style-name="ce4" table:formula="of:=((([.I37]*[.I37])/20)+([.I37]))" office:value-type="float" office:value="50.2575174168431" calcext:value-type="float">
            <text:p>50.26</text:p>
          </table:table-cell>
          <table:table-cell table:style-name="ce4" table:formula="of:=((MIN([.I33:.I37])*([.C37]-[.C32])*1760)/(24*60*60*5*2))" office:value-type="float" office:value="11.3636363636364" calcext:value-type="float">
            <text:p>11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4" table:formula="of:=(([.I38]*([.$C38]-[.$C33])*1760)/(24*60*60*2))" office:value-type="float" office:value="64.8148148148148" calcext:value-type="float">
            <text:p>64.81</text:p>
          </table:table-cell>
          <table:table-cell table:style-name="ce4" table:formula="of:=(([.J38]*([.$C38]-[.$C33])*1760)/(24*60*60*2))" office:value-type="float" office:value="58.3333333333333" calcext:value-type="float">
            <text:p>58.33</text:p>
          </table:table-cell>
          <table:table-cell table:style-name="ce4" table:formula="of:=(((([.I38]*[.I38])/20)+([.I38]))/3)" office:value-type="float" office:value="22.9209710743802" calcext:value-type="float">
            <text:p>22.92</text:p>
          </table:table-cell>
          <table:table-cell table:style-name="ce4" table:formula="of:=((([.I38]*[.I38])/20)+([.I38]))" office:value-type="float" office:value="68.7629132231405" calcext:value-type="float">
            <text:p>68.76</text:p>
          </table:table-cell>
          <table:table-cell table:style-name="ce4" table:formula="of:=((MIN([.I34:.I38])*([.C38]-[.C33])*1760)/(24*60*60*5*2))" office:value-type="float" office:value="10.6060606060606" calcext:value-type="float">
            <text:p>10.6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4" table:formula="of:=(([.I39]*([.$C39]-[.$C34])*1760)/(24*60*60*2))" office:value-type="float" office:value="63.3680555555555" calcext:value-type="float">
            <text:p>63.37</text:p>
          </table:table-cell>
          <table:table-cell table:style-name="ce4" table:formula="of:=(([.J39]*([.$C39]-[.$C34])*1760)/(24*60*60*2))" office:value-type="float" office:value="57.03125" calcext:value-type="float">
            <text:p>57.03</text:p>
          </table:table-cell>
          <table:table-cell table:style-name="ce4" table:formula="of:=(((([.I39]*[.I39])/20)+([.I39]))/3)" office:value-type="float" office:value="22.9209710743802" calcext:value-type="float">
            <text:p>22.92</text:p>
          </table:table-cell>
          <table:table-cell table:style-name="ce4" table:formula="of:=((([.I39]*[.I39])/20)+([.I39]))" office:value-type="float" office:value="68.7629132231405" calcext:value-type="float">
            <text:p>68.76</text:p>
          </table:table-cell>
          <table:table-cell table:style-name="ce4" table:formula="of:=((MIN([.I35:.I39])*([.C39]-[.C34])*1760)/(24*60*60*5*2))" office:value-type="float" office:value="10.3693181818182" calcext:value-type="float">
            <text:p>10.3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4" table:formula="of:=(([.I40]*([.$C40]-[.$C35])*1760)/(24*60*60*2))" office:value-type="float" office:value="72.65625" calcext:value-type="float">
            <text:p>72.66</text:p>
          </table:table-cell>
          <table:table-cell table:style-name="ce4" table:formula="of:=(([.J40]*([.$C40]-[.$C35])*1760)/(24*60*60*2))" office:value-type="float" office:value="66.0511363636364" calcext:value-type="float">
            <text:p>66.05</text:p>
          </table:table-cell>
          <table:table-cell table:style-name="ce4" table:formula="of:=(((([.I40]*[.I40])/20)+([.I40]))/3)" office:value-type="float" office:value="19.4182592975207" calcext:value-type="float">
            <text:p>19.42</text:p>
          </table:table-cell>
          <table:table-cell table:style-name="ce4" table:formula="of:=((([.I40]*[.I40])/20)+([.I40]))" office:value-type="float" office:value="58.254777892562" calcext:value-type="float">
            <text:p>58.25</text:p>
          </table:table-cell>
          <table:table-cell table:style-name="ce4" table:formula="of:=((MIN([.I36:.I40])*([.C40]-[.C35])*1760)/(24*60*60*5*2))" office:value-type="float" office:value="13.2102272727273" calcext:value-type="float">
            <text:p>13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4" table:formula="of:=(([.I41]*([.$C41]-[.$C36])*1760)/(24*60*60*2))" office:value-type="float" office:value="112.630208333333" calcext:value-type="float">
            <text:p>112.63</text:p>
          </table:table-cell>
          <table:table-cell table:style-name="ce4" table:formula="of:=(([.J41]*([.$C41]-[.$C36])*1760)/(24*60*60*2))" office:value-type="float" office:value="100.115740740741" calcext:value-type="float">
            <text:p>100.12</text:p>
          </table:table-cell>
          <table:table-cell table:style-name="ce4" table:formula="of:=(((([.I41]*[.I41])/20)+([.I41]))/3)" office:value-type="float" office:value="27.6776778796488" calcext:value-type="float">
            <text:p>27.68</text:p>
          </table:table-cell>
          <table:table-cell table:style-name="ce4" table:formula="of:=((([.I41]*[.I41])/20)+([.I41]))" office:value-type="float" office:value="83.0330336389463" calcext:value-type="float">
            <text:p>83.03</text:p>
          </table:table-cell>
          <table:table-cell table:style-name="ce4" table:formula="of:=((MIN([.I37:.I41])*([.C41]-[.C36])*1760)/(24*60*60*5*2))" office:value-type="float" office:value="16.3825757575758" calcext:value-type="float">
            <text:p>16.3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4" table:formula="of:=(([.I42]*([.$C42]-[.$C37])*1760)/(24*60*60*2))" office:value-type="float" office:value="112.268518518519" calcext:value-type="float">
            <text:p>112.27</text:p>
          </table:table-cell>
          <table:table-cell table:style-name="ce4" table:formula="of:=(([.J42]*([.$C42]-[.$C37])*1760)/(24*60*60*2))" office:value-type="float" office:value="101.041666666667" calcext:value-type="float">
            <text:p>101.04</text:p>
          </table:table-cell>
          <table:table-cell table:style-name="ce4" table:formula="of:=(((([.I42]*[.I42])/20)+([.I42]))/3)" office:value-type="float" office:value="22.9209710743802" calcext:value-type="float">
            <text:p>22.92</text:p>
          </table:table-cell>
          <table:table-cell table:style-name="ce4" table:formula="of:=((([.I42]*[.I42])/20)+([.I42]))" office:value-type="float" office:value="68.7629132231405" calcext:value-type="float">
            <text:p>68.76</text:p>
          </table:table-cell>
          <table:table-cell table:style-name="ce4" table:formula="of:=((MIN([.I38:.I42])*([.C42]-[.C37])*1760)/(24*60*60*5*2))" office:value-type="float" office:value="20.2083333333333" calcext:value-type="float">
            <text:p>20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4" table:formula="of:=(([.I43]*([.$C43]-[.$C38])*1760)/(24*60*60*2))" office:value-type="float" office:value="114.872685185185" calcext:value-type="float">
            <text:p>114.87</text:p>
          </table:table-cell>
          <table:table-cell table:style-name="ce4" table:formula="of:=(([.J43]*([.$C43]-[.$C38])*1760)/(24*60*60*2))" office:value-type="float" office:value="103.385416666667" calcext:value-type="float">
            <text:p>103.39</text:p>
          </table:table-cell>
          <table:table-cell table:style-name="ce4" table:formula="of:=(((([.I43]*[.I43])/20)+([.I43]))/3)" office:value-type="float" office:value="22.9209710743802" calcext:value-type="float">
            <text:p>22.92</text:p>
          </table:table-cell>
          <table:table-cell table:style-name="ce4" table:formula="of:=((([.I43]*[.I43])/20)+([.I43]))" office:value-type="float" office:value="68.7629132231405" calcext:value-type="float">
            <text:p>68.76</text:p>
          </table:table-cell>
          <table:table-cell table:style-name="ce4" table:formula="of:=((MIN([.I39:.I43])*([.C43]-[.C38])*1760)/(24*60*60*5*2))" office:value-type="float" office:value="20.6770833333333" calcext:value-type="float">
            <text:p>20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4" table:formula="of:=(([.I44]*([.$C44]-[.$C39])*1760)/(24*60*60*2))" office:value-type="float" office:value="156.901041666667" calcext:value-type="float">
            <text:p>156.90</text:p>
          </table:table-cell>
          <table:table-cell table:style-name="ce4" table:formula="of:=(([.J44]*([.$C44]-[.$C39])*1760)/(24*60*60*2))" office:value-type="float" office:value="139.467592592593" calcext:value-type="float">
            <text:p>139.47</text:p>
          </table:table-cell>
          <table:table-cell table:style-name="ce4" table:formula="of:=(((([.I44]*[.I44])/20)+([.I44]))/3)" office:value-type="float" office:value="27.6776778796488" calcext:value-type="float">
            <text:p>27.68</text:p>
          </table:table-cell>
          <table:table-cell table:style-name="ce4" table:formula="of:=((([.I44]*[.I44])/20)+([.I44]))" office:value-type="float" office:value="83.0330336389463" calcext:value-type="float">
            <text:p>83.03</text:p>
          </table:table-cell>
          <table:table-cell table:style-name="ce4" table:formula="of:=((MIN([.I40:.I44])*([.C44]-[.C39])*1760)/(24*60*60*5*2))" office:value-type="float" office:value="25.1041666666667" calcext:value-type="float">
            <text:p>2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4" table:formula="of:=(([.I45]*([.$C45]-[.$C40])*1760)/(24*60*60*2))" office:value-type="float" office:value="131.944444444444" calcext:value-type="float">
            <text:p>131.94</text:p>
          </table:table-cell>
          <table:table-cell table:style-name="ce4" table:formula="of:=(([.J45]*([.$C45]-[.$C40])*1760)/(24*60*60*2))" office:value-type="float" office:value="118.75" calcext:value-type="float">
            <text:p>118.75</text:p>
          </table:table-cell>
          <table:table-cell table:style-name="ce4" table:formula="of:=(((([.I45]*[.I45])/20)+([.I45]))/3)" office:value-type="float" office:value="22.9209710743802" calcext:value-type="float">
            <text:p>22.92</text:p>
          </table:table-cell>
          <table:table-cell table:style-name="ce4" table:formula="of:=((([.I45]*[.I45])/20)+([.I45]))" office:value-type="float" office:value="68.7629132231405" calcext:value-type="float">
            <text:p>68.76</text:p>
          </table:table-cell>
          <table:table-cell table:style-name="ce4" table:formula="of:=((MIN([.I41:.I45])*([.C45]-[.C40])*1760)/(24*60*60*5*2))" office:value-type="float" office:value="26.3888888888889" calcext:value-type="float">
            <text:p>26.3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4" table:formula="of:=(([.I46]*([.$C46]-[.$C41])*1760)/(24*60*60*2))" office:value-type="float" office:value="128.90625" calcext:value-type="float">
            <text:p>128.91</text:p>
          </table:table-cell>
          <table:table-cell table:style-name="ce4" table:formula="of:=(([.J46]*([.$C46]-[.$C41])*1760)/(24*60*60*2))" office:value-type="float" office:value="114.583333333333" calcext:value-type="float">
            <text:p>114.58</text:p>
          </table:table-cell>
          <table:table-cell table:style-name="ce4" table:formula="of:=(((([.I46]*[.I46])/20)+([.I46]))/3)" office:value-type="float" office:value="27.6776778796488" calcext:value-type="float">
            <text:p>27.68</text:p>
          </table:table-cell>
          <table:table-cell table:style-name="ce4" table:formula="of:=((([.I46]*[.I46])/20)+([.I46]))" office:value-type="float" office:value="83.0330336389463" calcext:value-type="float">
            <text:p>83.03</text:p>
          </table:table-cell>
          <table:table-cell table:style-name="ce4" table:formula="of:=((MIN([.I42:.I46])*([.C46]-[.C41])*1760)/(24*60*60*5*2))" office:value-type="float" office:value="22.9166666666667" calcext:value-type="float">
            <text:p>22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4" table:formula="of:=(([.I47]*([.$C47]-[.$C42])*1760)/(24*60*60*2))" office:value-type="float" office:value="95.5729166666667" calcext:value-type="float">
            <text:p>95.57</text:p>
          </table:table-cell>
          <table:table-cell table:style-name="ce4" table:formula="of:=(([.J47]*([.$C47]-[.$C42])*1760)/(24*60*60*2))" office:value-type="float" office:value="86.8844696969697" calcext:value-type="float">
            <text:p>86.88</text:p>
          </table:table-cell>
          <table:table-cell table:style-name="ce4" table:formula="of:=(((([.I47]*[.I47])/20)+([.I47]))/3)" office:value-type="float" office:value="19.4182592975207" calcext:value-type="float">
            <text:p>19.42</text:p>
          </table:table-cell>
          <table:table-cell table:style-name="ce4" table:formula="of:=((([.I47]*[.I47])/20)+([.I47]))" office:value-type="float" office:value="58.254777892562" calcext:value-type="float">
            <text:p>58.25</text:p>
          </table:table-cell>
          <table:table-cell table:style-name="ce4" table:formula="of:=((MIN([.I43:.I47])*([.C47]-[.C42])*1760)/(24*60*60*5*2))" office:value-type="float" office:value="19.1145833333333" calcext:value-type="float">
            <text:p>19.1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4" table:formula="of:=(([.I48]*([.$C48]-[.$C43])*1760)/(24*60*60*2))" office:value-type="float" office:value="104.166666666667" calcext:value-type="float">
            <text:p>104.17</text:p>
          </table:table-cell>
          <table:table-cell table:style-name="ce4" table:formula="of:=(([.J48]*([.$C48]-[.$C43])*1760)/(24*60*60*2))" office:value-type="float" office:value="93.75" calcext:value-type="float">
            <text:p>93.75</text:p>
          </table:table-cell>
          <table:table-cell table:style-name="ce4" table:formula="of:=(((([.I48]*[.I48])/20)+([.I48]))/3)" office:value-type="float" office:value="22.9209710743802" calcext:value-type="float">
            <text:p>22.92</text:p>
          </table:table-cell>
          <table:table-cell table:style-name="ce4" table:formula="of:=((([.I48]*[.I48])/20)+([.I48]))" office:value-type="float" office:value="68.7629132231405" calcext:value-type="float">
            <text:p>68.76</text:p>
          </table:table-cell>
          <table:table-cell table:style-name="ce4" table:formula="of:=((MIN([.I44:.I48])*([.C48]-[.C43])*1760)/(24*60*60*5*2))" office:value-type="float" office:value="18.75" calcext:value-type="float">
            <text:p>18.7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4" table:formula="of:=(([.I49]*([.$C49]-[.$C44])*1760)/(24*60*60*2))" office:value-type="float" office:value="51.8229166666667" calcext:value-type="float">
            <text:p>51.82</text:p>
          </table:table-cell>
          <table:table-cell table:style-name="ce4" table:formula="of:=(([.J49]*([.$C49]-[.$C44])*1760)/(24*60*60*2))" office:value-type="float" office:value="47.1117424242424" calcext:value-type="float">
            <text:p>47.11</text:p>
          </table:table-cell>
          <table:table-cell table:style-name="ce4" table:formula="of:=(((([.I49]*[.I49])/20)+([.I49]))/3)" office:value-type="float" office:value="19.4182592975207" calcext:value-type="float">
            <text:p>19.42</text:p>
          </table:table-cell>
          <table:table-cell table:style-name="ce4" table:formula="of:=((([.I49]*[.I49])/20)+([.I49]))" office:value-type="float" office:value="58.254777892562" calcext:value-type="float">
            <text:p>58.25</text:p>
          </table:table-cell>
          <table:table-cell table:style-name="ce4" table:formula="of:=((MIN([.I45:.I49])*([.C49]-[.C44])*1760)/(24*60*60*5*2))" office:value-type="float" office:value="10.3645833333333" calcext:value-type="float">
            <text:p>10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4" table:formula="of:=(([.I50]*([.$C50]-[.$C45])*1760)/(24*60*60*2))" office:value-type="float" office:value="57.8125" calcext:value-type="float">
            <text:p>57.81</text:p>
          </table:table-cell>
          <table:table-cell table:style-name="ce4" table:formula="of:=(([.J50]*([.$C50]-[.$C45])*1760)/(24*60*60*2))" office:value-type="float" office:value="52.5568181818182" calcext:value-type="float">
            <text:p>52.56</text:p>
          </table:table-cell>
          <table:table-cell table:style-name="ce4" table:formula="of:=(((([.I50]*[.I50])/20)+([.I50]))/3)" office:value-type="float" office:value="19.4182592975207" calcext:value-type="float">
            <text:p>19.42</text:p>
          </table:table-cell>
          <table:table-cell table:style-name="ce4" table:formula="of:=((([.I50]*[.I50])/20)+([.I50]))" office:value-type="float" office:value="58.254777892562" calcext:value-type="float">
            <text:p>58.25</text:p>
          </table:table-cell>
          <table:table-cell table:style-name="ce4" table:formula="of:=((MIN([.I46:.I50])*([.C50]-[.C45])*1760)/(24*60*60*5*2))" office:value-type="float" office:value="11.5625" calcext:value-type="float">
            <text:p>11.5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4" table:formula="of:=(([.I51]*([.$C51]-[.$C46])*1760)/(24*60*60*2))" office:value-type="float" office:value="86.5162037037037" calcext:value-type="float">
            <text:p>86.52</text:p>
          </table:table-cell>
          <table:table-cell table:style-name="ce4" table:formula="of:=(([.J51]*([.$C51]-[.$C46])*1760)/(24*60*60*2))" office:value-type="float" office:value="77.8645833333333" calcext:value-type="float">
            <text:p>77.86</text:p>
          </table:table-cell>
          <table:table-cell table:style-name="ce4" table:formula="of:=(((([.I51]*[.I51])/20)+([.I51]))/3)" office:value-type="float" office:value="22.9209710743802" calcext:value-type="float">
            <text:p>22.92</text:p>
          </table:table-cell>
          <table:table-cell table:style-name="ce4" table:formula="of:=((([.I51]*[.I51])/20)+([.I51]))" office:value-type="float" office:value="68.7629132231405" calcext:value-type="float">
            <text:p>68.76</text:p>
          </table:table-cell>
          <table:table-cell table:style-name="ce4" table:formula="of:=((MIN([.I47:.I51])*([.C51]-[.C46])*1760)/(24*60*60*5*2))" office:value-type="float" office:value="15.5729166666667" calcext:value-type="float">
            <text:p>15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4" table:formula="of:=(([.I52]*([.$C52]-[.$C47])*1760)/(24*60*60*2))" office:value-type="float" office:value="141.927083333333" calcext:value-type="float">
            <text:p>141.93</text:p>
          </table:table-cell>
          <table:table-cell table:style-name="ce4" table:formula="of:=(([.J52]*([.$C52]-[.$C47])*1760)/(24*60*60*2))" office:value-type="float" office:value="121.651785714286" calcext:value-type="float">
            <text:p>121.65</text:p>
          </table:table-cell>
          <table:table-cell table:style-name="ce4" table:formula="of:=(((([.I52]*[.I52])/20)+([.I52]))/3)" office:value-type="float" office:value="44.4699121900826" calcext:value-type="float">
            <text:p>44.47</text:p>
          </table:table-cell>
          <table:table-cell table:style-name="ce4" table:formula="of:=((([.I52]*[.I52])/20)+([.I52]))" office:value-type="float" office:value="133.409736570248" calcext:value-type="float">
            <text:p>133.41</text:p>
          </table:table-cell>
          <table:table-cell table:style-name="ce4" table:formula="of:=((MIN([.I48:.I52])*([.C52]-[.C47])*1760)/(24*60*60*5*2))" office:value-type="float" office:value="17.03125" calcext:value-type="float">
            <text:p>17.0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4" table:formula="of:=(([.I53]*([.$C53]-[.$C48])*1760)/(24*60*60*2))" office:value-type="float" office:value="98.3796296296296" calcext:value-type="float">
            <text:p>98.38</text:p>
          </table:table-cell>
          <table:table-cell table:style-name="ce4" table:formula="of:=(([.J53]*([.$C53]-[.$C48])*1760)/(24*60*60*2))" office:value-type="float" office:value="88.5416666666667" calcext:value-type="float">
            <text:p>88.54</text:p>
          </table:table-cell>
          <table:table-cell table:style-name="ce4" table:formula="of:=(((([.I53]*[.I53])/20)+([.I53]))/3)" office:value-type="float" office:value="22.9209710743802" calcext:value-type="float">
            <text:p>22.92</text:p>
          </table:table-cell>
          <table:table-cell table:style-name="ce4" table:formula="of:=((([.I53]*[.I53])/20)+([.I53]))" office:value-type="float" office:value="68.7629132231405" calcext:value-type="float">
            <text:p>68.76</text:p>
          </table:table-cell>
          <table:table-cell table:style-name="ce4" table:formula="of:=((MIN([.I49:.I53])*([.C53]-[.C48])*1760)/(24*60*60*5*2))" office:value-type="float" office:value="17.7083333333333" calcext:value-type="float">
            <text:p>17.7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4" table:formula="of:=(([.I54]*([.$C54]-[.$C49])*1760)/(24*60*60*2))" office:value-type="float" office:value="88.8020833333333" calcext:value-type="float">
            <text:p>88.80</text:p>
          </table:table-cell>
          <table:table-cell table:style-name="ce4" table:formula="of:=(([.J54]*([.$C54]-[.$C49])*1760)/(24*60*60*2))" office:value-type="float" office:value="80.7291666666667" calcext:value-type="float">
            <text:p>80.73</text:p>
          </table:table-cell>
          <table:table-cell table:style-name="ce4" table:formula="of:=(((([.I54]*[.I54])/20)+([.I54]))/3)" office:value-type="float" office:value="19.4182592975207" calcext:value-type="float">
            <text:p>19.42</text:p>
          </table:table-cell>
          <table:table-cell table:style-name="ce4" table:formula="of:=((([.I54]*[.I54])/20)+([.I54]))" office:value-type="float" office:value="58.254777892562" calcext:value-type="float">
            <text:p>58.25</text:p>
          </table:table-cell>
          <table:table-cell table:style-name="ce4" table:formula="of:=((MIN([.I32:.I54])*([.C54]-[.C31])*1760)/(24*60*60*5*2))" office:value-type="float" office:value="64.9621212121212" calcext:value-type="float">
            <text:p>64.9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4" table:formula="of:=(([.I55]*([.$C55]-[.$C50])*1760)/(24*60*60*2))" office:value-type="float" office:value="53.5300925925926" calcext:value-type="float">
            <text:p>53.53</text:p>
          </table:table-cell>
          <table:table-cell table:style-name="ce4" table:formula="of:=(([.J55]*([.$C55]-[.$C50])*1760)/(24*60*60*2))" office:value-type="float" office:value="48.1770833333333" calcext:value-type="float">
            <text:p>48.18</text:p>
          </table:table-cell>
          <table:table-cell table:style-name="ce4" table:formula="of:=(((([.I55]*[.I55])/20)+([.I55]))/3)" office:value-type="float" office:value="22.9209710743802" calcext:value-type="float">
            <text:p>22.92</text:p>
          </table:table-cell>
          <table:table-cell table:style-name="ce4" table:formula="of:=((([.I55]*[.I55])/20)+([.I55]))" office:value-type="float" office:value="68.7629132231405" calcext:value-type="float">
            <text:p>68.76</text:p>
          </table:table-cell>
          <table:table-cell table:style-name="ce4" table:formula="of:=((MIN([.I33:.I55])*([.C55]-[.C32])*1760)/(24*60*60*5*2))" office:value-type="float" office:value="65.0094696969697" calcext:value-type="float">
            <text:p>65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4" table:formula="of:=(([.I56]*([.$C56]-[.$C51])*1760)/(24*60*60*2))" office:value-type="float" office:value="29.4270833333333" calcext:value-type="float">
            <text:p>29.43</text:p>
          </table:table-cell>
          <table:table-cell table:style-name="ce4" table:formula="of:=(([.J56]*([.$C56]-[.$C51])*1760)/(24*60*60*2))" office:value-type="float" office:value="26.7518939393939" calcext:value-type="float">
            <text:p>26.75</text:p>
          </table:table-cell>
          <table:table-cell table:style-name="ce4" table:formula="of:=(((([.I56]*[.I56])/20)+([.I56]))/3)" office:value-type="float" office:value="19.4182592975207" calcext:value-type="float">
            <text:p>19.42</text:p>
          </table:table-cell>
          <table:table-cell table:style-name="ce4" table:formula="of:=((([.I56]*[.I56])/20)+([.I56]))" office:value-type="float" office:value="58.254777892562" calcext:value-type="float">
            <text:p>58.25</text:p>
          </table:table-cell>
          <table:table-cell table:style-name="ce4" table:formula="of:=((MIN([.I34:.I56])*([.C56]-[.C33])*1760)/(24*60*60*5*2))" office:value-type="float" office:value="64.4412878787879" calcext:value-type="float">
            <text:p>64.4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4" table:formula="of:=(([.I57]*([.$C57]-[.$C52])*1760)/(24*60*60*2))" office:value-type="float" office:value="18.2291666666667" calcext:value-type="float">
            <text:p>18.23</text:p>
          </table:table-cell>
          <table:table-cell table:style-name="ce4" table:formula="of:=(([.J57]*([.$C57]-[.$C52])*1760)/(24*60*60*2))" office:value-type="float" office:value="16.9270833333333" calcext:value-type="float">
            <text:p>16.93</text:p>
          </table:table-cell>
          <table:table-cell table:style-name="ce4" table:formula="of:=(((([.I57]*[.I57])/20)+([.I57]))/3)" office:value-type="float" office:value="13.0030044256443" calcext:value-type="float">
            <text:p>13.00</text:p>
          </table:table-cell>
          <table:table-cell table:style-name="ce4" table:formula="of:=((([.I57]*[.I57])/20)+([.I57]))" office:value-type="float" office:value="39.0090132769329" calcext:value-type="float">
            <text:p>39.01</text:p>
          </table:table-cell>
          <table:table-cell table:style-name="ce4" table:formula="of:=((MIN([.I35:.I57])*([.C57]-[.C34])*1760)/(24*60*60*5*2))" office:value-type="float" office:value="51.8830128205128" calcext:value-type="float">
            <text:p>51.8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4" table:formula="of:=(([.I58]*([.$C58]-[.$C53])*1760)/(24*60*60*2))" office:value-type="float" office:value="17.1875" calcext:value-type="float">
            <text:p>17.19</text:p>
          </table:table-cell>
          <table:table-cell table:style-name="ce4" table:formula="of:=(([.J58]*([.$C58]-[.$C53])*1760)/(24*60*60*2))" office:value-type="float" office:value="15.625" calcext:value-type="float">
            <text:p>15.63</text:p>
          </table:table-cell>
          <table:table-cell table:style-name="ce4" table:formula="of:=(((([.I58]*[.I58])/20)+([.I58]))/3)" office:value-type="float" office:value="19.4182592975207" calcext:value-type="float">
            <text:p>19.42</text:p>
          </table:table-cell>
          <table:table-cell table:style-name="ce4" table:formula="of:=((([.I58]*[.I58])/20)+([.I58]))" office:value-type="float" office:value="58.254777892562" calcext:value-type="float">
            <text:p>58.25</text:p>
          </table:table-cell>
          <table:table-cell table:style-name="ce4" table:formula="of:=((MIN([.I36:.I58])*([.C58]-[.C35])*1760)/(24*60*60*5*2))" office:value-type="float" office:value="47.4759615384615" calcext:value-type="float">
            <text:p>47.4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4" table:formula="of:=(([.I59]*([.$C59]-[.$C54])*1760)/(24*60*60*2))" office:value-type="float" office:value="17.4479166666667" calcext:value-type="float">
            <text:p>17.45</text:p>
          </table:table-cell>
          <table:table-cell table:style-name="ce4" table:formula="of:=(([.J59]*([.$C59]-[.$C54])*1760)/(24*60*60*2))" office:value-type="float" office:value="15.8617424242424" calcext:value-type="float">
            <text:p>15.86</text:p>
          </table:table-cell>
          <table:table-cell table:style-name="ce4" table:formula="of:=(((([.I59]*[.I59])/20)+([.I59]))/3)" office:value-type="float" office:value="19.4182592975207" calcext:value-type="float">
            <text:p>19.42</text:p>
          </table:table-cell>
          <table:table-cell table:style-name="ce4" table:formula="of:=((([.I59]*[.I59])/20)+([.I59]))" office:value-type="float" office:value="58.254777892562" calcext:value-type="float">
            <text:p>58.25</text:p>
          </table:table-cell>
          <table:table-cell table:style-name="ce4" table:formula="of:=((MIN([.I37:.I59])*([.C59]-[.C36])*1760)/(24*60*60*5*2))" office:value-type="float" office:value="47.676282051282" calcext:value-type="float">
            <text:p>47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4" table:formula="of:=(([.I60]*([.$C60]-[.$C55])*1760)/(24*60*60*2))" office:value-type="float" office:value="35.4817708333333" calcext:value-type="float">
            <text:p>35.48</text:p>
          </table:table-cell>
          <table:table-cell table:style-name="ce4" table:formula="of:=(([.J60]*([.$C60]-[.$C55])*1760)/(24*60*60*2))" office:value-type="float" office:value="31.5393518518519" calcext:value-type="float">
            <text:p>31.54</text:p>
          </table:table-cell>
          <table:table-cell table:style-name="ce4" table:formula="of:=(((([.I60]*[.I60])/20)+([.I60]))/3)" office:value-type="float" office:value="27.6776778796488" calcext:value-type="float">
            <text:p>27.68</text:p>
          </table:table-cell>
          <table:table-cell table:style-name="ce4" table:formula="of:=((([.I60]*[.I60])/20)+([.I60]))" office:value-type="float" office:value="83.0330336389463" calcext:value-type="float">
            <text:p>83.03</text:p>
          </table:table-cell>
          <table:table-cell table:style-name="ce4" table:formula="of:=((MIN([.I38:.I60])*([.C60]-[.C37])*1760)/(24*60*60*5*2))" office:value-type="float" office:value="49.7596153846154" calcext:value-type="float">
            <text:p>49.7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10mins</text:p>
          </table:table-cell>
          <table:table-cell table:style-name="ce1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into town R to L</text:p>
          </table:table-cell>
          <table:table-cell table:style-name="ce13" table:formula="of:=SUM([.G10:.G60])" office:value-type="float" office:value="22" calcext:value-type="float">
            <text:p>22</text:p>
          </table:table-cell>
          <table:table-cell table:style-name="ce15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out off town L to R</text:p>
          </table:table-cell>
          <table:table-cell table:style-name="ce13" table:formula="of:=((COUNT([.G10:.G60])-[.G62]))" office:value-type="float" office:value="29" calcext:value-type="float">
            <text:p>29</text:p>
          </table:table-cell>
          <table:table-cell table:style-name="ce15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19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49:29.786748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6T13:32:05.519020844</dc:date>
    <meta:editing-duration>P2DT5H7M38S</meta:editing-duration>
    <meta:editing-cycles>60</meta:editing-cycles>
    <meta:generator>LibreOffice/5.0.2.2$Linux_X86_64 LibreOffice_project/00m0$Build-2</meta:generator>
    <meta:document-statistic meta:table-count="4" meta:cell-count="1028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9cm" svg:y="0.436cm" chart:style-name="ch2">
          <text:p>Open Traffic Survey - Time :  Date - Speed of vehicles</text:p>
        </chart:title>
        <chart:subtitle svg:x="4.797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i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4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1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4cm" svg:y="0.479cm" chart:style-name="ch2">
          <text:p>19th May 2015 Hudds Rd - Speed of vehicles using more accurate speed calculations - with estimated error range</text:p>
        </chart:title>
        <chart:subtitle svg:x="11.969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